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irst Sensor works checking distance and controlling a LED.</text:p>
      <text:p text:style-name="Normal">Test with 2 ultrasonic sensors. 22/11/2019</text:p>
      <text:p text:style-name="Normal">I wanted to make the code reusable. Made a function from the setup code and passed it the defined pin names/numbers this gave me issues. I took a step back and instead made two functions</text:p>
      <text:p text:style-name="Normal">1 – ultrasonic1</text:p>
      <text:p text:style-name="Normal">2 – ultrasonic2</text:p>
      <text:p text:style-name="Normal">I called these and had some success as both sensors were taking readings. Sensor 1 worked fine but if sensor 2 detected an obstacle with in the 30 cm set up it would block the program.<text:s/></text:p>
      <text:p text:style-name="Normal"/>
      <text:p text:style-name="Normal">29/11/19</text:p>
      <text:p text:style-name="Normal">Continuing<text:s/>with the ultrasonic test I rebuilt the circuit along with the code that worked for one ultrasonic.<text:s/>From this I was able to get both sensors working and detecting an obstacle within the 30cm range.<text:s/></text:p>
      <text:p text:style-name="Normal"/>
      <text:p text:style-name="Normal">Next I will incorporate some small motors to be controlled by the<text:s/>ultrasonic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ne Higgins</meta:initial-creator>
    <dc:creator>Shane Higgins</dc:creator>
    <meta:creation-date>2019-11-29T16:17:00Z</meta:creation-date>
    <dc:date>2019-11-29T16:32:00Z</dc:date>
    <meta:template xlink:href="Normal" xlink:type="simple"/>
    <meta:editing-cycles>2</meta:editing-cycles>
    <meta:editing-duration>PT900S</meta:editing-duration>
    <meta:document-statistic meta:page-count="1" meta:paragraph-count="1" meta:word-count="120" meta:character-count="805" meta:row-count="5" meta:non-whitespace-character-count="686"/>
  </office:meta>
</office:document-meta>
</file>